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244b" officeooo:paragraph-rsid="00022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ology:</text:p>
      <text:p text:style-name="P1">Explain R3B Clustering Califa</text:p>
      <text:p text:style-name="P1"/>
      <text:p text:style-name="P1">Explain data we use for this comparison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8T12:55:15.390056172</meta:creation-date>
    <dc:date>2025-03-28T16:45:44.187158164</dc:date>
    <meta:editing-duration>PT3H39M52S</meta:editing-duration>
    <meta:editing-cycles>1</meta:editing-cycles>
    <meta:document-statistic meta:table-count="0" meta:image-count="0" meta:object-count="0" meta:page-count="1" meta:paragraph-count="3" meta:word-count="12" meta:character-count="81" meta:non-whitespace-character-count="72"/>
    <meta:generator>LibreOffice/6.0.7.3$Linux_X86_64 LibreOffice_project/00m0$Build-3</meta:generator>
  </office:meta>
</office:document-meta>
</file>